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d10"/>
    </style:style>
    <style:style style:name="P3" style:family="paragraph" style:parent-style-name="Standard">
      <style:paragraph-properties fo:text-align="justify" style:justify-single-word="false"/>
      <style:text-properties officeooo:paragraph-rsid="00123b96"/>
    </style:style>
    <style:style style:name="P4" style:family="paragraph" style:parent-style-name="Standard">
      <style:paragraph-properties fo:text-align="justify" style:justify-single-word="false"/>
      <style:text-properties officeooo:paragraph-rsid="0018a4d8"/>
    </style:style>
    <style:style style:name="P5" style:family="paragraph" style:parent-style-name="Standard">
      <style:paragraph-properties fo:text-align="justify" style:justify-single-word="false"/>
      <style:text-properties officeooo:paragraph-rsid="001d0882"/>
    </style:style>
    <style:style style:name="P6" style:family="paragraph" style:parent-style-name="Standard">
      <style:paragraph-properties fo:text-align="justify" style:justify-single-word="false"/>
      <style:text-properties officeooo:paragraph-rsid="001f8961"/>
    </style:style>
    <style:style style:name="P7" style:family="paragraph" style:parent-style-name="Standard">
      <style:paragraph-properties fo:text-align="justify" style:justify-single-word="false"/>
      <style:text-properties officeooo:paragraph-rsid="00244cb7"/>
    </style:style>
    <style:style style:name="P8" style:family="paragraph" style:parent-style-name="Standard">
      <style:paragraph-properties fo:text-align="justify" style:justify-single-word="false"/>
      <style:text-properties officeooo:paragraph-rsid="00248d15"/>
    </style:style>
    <style:style style:name="P9" style:family="paragraph" style:parent-style-name="Standard">
      <style:paragraph-properties fo:text-align="justify" style:justify-single-word="false"/>
      <style:text-properties officeooo:paragraph-rsid="0026158f"/>
    </style:style>
    <style:style style:name="P10" style:family="paragraph" style:parent-style-name="Standard">
      <style:paragraph-properties fo:text-align="justify" style:justify-single-word="false"/>
      <style:text-properties officeooo:paragraph-rsid="00280a5d"/>
    </style:style>
    <style:style style:name="P11" style:family="paragraph" style:parent-style-name="Standard">
      <style:paragraph-properties fo:text-align="justify" style:justify-single-word="false"/>
      <style:text-properties officeooo:paragraph-rsid="002fa2a7"/>
    </style:style>
    <style:style style:name="P12" style:family="paragraph" style:parent-style-name="Standard">
      <style:paragraph-properties fo:text-align="justify" style:justify-single-word="false"/>
      <style:text-properties officeooo:paragraph-rsid="0030961b"/>
    </style:style>
    <style:style style:name="P13" style:family="paragraph" style:parent-style-name="Standard">
      <style:paragraph-properties fo:text-align="justify" style:justify-single-word="false"/>
      <style:text-properties officeooo:paragraph-rsid="0032f1d6"/>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ba72e"/>
    </style:style>
    <style:style style:name="P16" style:family="paragraph" style:parent-style-name="Standard">
      <style:paragraph-properties fo:text-align="center" style:justify-single-word="false"/>
      <style:text-properties officeooo:paragraph-rsid="001d0882"/>
    </style:style>
    <style:style style:name="P17" style:family="paragraph" style:parent-style-name="Standard">
      <style:paragraph-properties fo:text-align="center" style:justify-single-word="false"/>
      <style:text-properties officeooo:paragraph-rsid="00171f6a"/>
    </style:style>
    <style:style style:name="P18" style:family="paragraph" style:parent-style-name="Standard">
      <style:paragraph-properties fo:text-align="center" style:justify-single-word="false"/>
      <style:text-properties officeooo:paragraph-rsid="001f8961"/>
    </style:style>
    <style:style style:name="P19" style:family="paragraph" style:parent-style-name="Standard">
      <style:paragraph-properties fo:text-align="center" style:justify-single-word="false"/>
      <style:text-properties officeooo:paragraph-rsid="0026158f"/>
    </style:style>
    <style:style style:name="P20" style:family="paragraph" style:parent-style-name="Standard">
      <style:paragraph-properties fo:text-align="center" style:justify-single-word="false"/>
      <style:text-properties officeooo:paragraph-rsid="00320257"/>
    </style:style>
    <style:style style:name="P21" style:family="paragraph" style:parent-style-name="Standard">
      <style:paragraph-properties fo:text-align="center" style:justify-single-word="false"/>
      <style:text-properties style:font-name="Arial" fo:font-size="16pt" fo:font-weight="bold" officeooo:rsid="001ba72e" officeooo:paragraph-rsid="001ba72e"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Arial"/>
    </style:style>
    <style:style style:name="P23" style:family="paragraph" style:parent-style-name="Standard">
      <style:paragraph-properties fo:text-align="center" style:justify-single-word="false"/>
      <style:text-properties fo:font-size="10pt" officeooo:paragraph-rsid="00320257" style:font-size-asian="10pt" style:font-size-complex="10pt"/>
    </style:style>
    <style:style style:name="P24" style:family="paragraph" style:parent-style-name="Standard">
      <style:paragraph-properties fo:text-align="justify" style:justify-single-word="false"/>
      <style:text-properties fo:font-size="12pt" officeooo:paragraph-rsid="00320257" style:font-size-asian="10.5pt" style:font-size-complex="12pt"/>
    </style:style>
    <style:style style:name="P25" style:family="paragraph" style:parent-style-name="Standard">
      <style:paragraph-properties fo:text-align="justify" style:justify-single-word="false"/>
      <style:text-properties fo:font-size="12pt" officeooo:paragraph-rsid="0032f1d6" style:font-size-asian="10.5pt" style:font-size-complex="12pt"/>
    </style:style>
    <style:style style:name="P26" style:family="paragraph" style:parent-style-name="Standard">
      <style:paragraph-properties fo:text-align="justify" style:justify-single-word="false"/>
      <style:text-properties fo:font-size="12pt" officeooo:rsid="00320257" officeooo:paragraph-rsid="00320257" style:font-size-asian="10.5pt" style:font-size-complex="12pt"/>
    </style:style>
    <style:style style:name="P27" style:family="paragraph" style:parent-style-name="Standard">
      <style:paragraph-properties fo:text-align="justify" style:justify-single-word="false"/>
      <style:text-properties fo:font-size="12pt" officeooo:rsid="00320257" officeooo:paragraph-rsid="0032f1d6" style:font-size-asian="10.5pt" style:font-size-complex="12pt"/>
    </style:style>
    <style:style style:name="P28" style:family="paragraph" style:parent-style-name="Standard">
      <style:paragraph-properties fo:text-align="justify" style:justify-single-word="false"/>
      <style:text-properties fo:font-size="12pt" officeooo:rsid="00347013" officeooo:paragraph-rsid="00347013" style:font-size-asian="10.5pt" style:font-size-complex="12pt"/>
    </style:style>
    <style:style style:name="P29" style:family="paragraph" style:parent-style-name="Text_20_body">
      <style:paragraph-properties fo:text-align="justify" style:justify-single-word="false"/>
      <style:text-properties fo:font-size="12pt" officeooo:paragraph-rsid="00320257" style:font-size-asian="10.5pt" style:font-size-complex="12pt"/>
    </style:style>
    <style:style style:name="P30" style:family="paragraph" style:parent-style-name="Text_20_body">
      <style:paragraph-properties fo:text-align="justify" style:justify-single-word="false"/>
      <style:text-properties fo:font-size="12pt" officeooo:rsid="00347013" officeooo:paragraph-rsid="00347013" style:font-size-asian="10.5pt" style:font-size-complex="12pt"/>
    </style:style>
    <style:style style:name="P31" style:family="paragraph" style:parent-style-name="Text_20_body">
      <style:paragraph-properties fo:text-align="center" style:justify-single-word="false"/>
      <style:text-properties fo:font-size="10pt" officeooo:paragraph-rsid="00320257" style:font-size-asian="10pt" style:font-size-complex="10pt"/>
    </style:style>
    <style:style style:name="P32" style:family="paragraph" style:parent-style-name="Standard">
      <style:paragraph-properties fo:text-align="justify" style:justify-single-word="false"/>
      <style:text-properties officeooo:paragraph-rsid="002080f7"/>
    </style:style>
    <style:style style:name="P33" style:family="paragraph" style:parent-style-name="Standard">
      <style:paragraph-properties fo:text-align="justify" style:justify-single-word="false"/>
      <style:text-properties officeooo:paragraph-rsid="002a4e38"/>
    </style:style>
    <style:style style:name="P34" style:family="paragraph" style:parent-style-name="Standard">
      <style:paragraph-properties fo:text-align="justify" style:justify-single-word="false"/>
      <style:text-properties officeooo:paragraph-rsid="002ddaca"/>
    </style:style>
    <style:style style:name="P35" style:family="paragraph" style:parent-style-name="Standard">
      <style:paragraph-properties fo:text-align="justify" style:justify-single-word="false"/>
      <style:text-properties officeooo:paragraph-rsid="0030961b"/>
    </style:style>
    <style:style style:name="P36" style:family="paragraph" style:parent-style-name="Standard">
      <style:paragraph-properties fo:text-align="justify" style:justify-single-word="false"/>
      <style:text-properties officeooo:paragraph-rsid="001f8961"/>
    </style:style>
    <style:style style:name="P37" style:family="paragraph" style:parent-style-name="Standard">
      <style:paragraph-properties fo:text-align="center" style:justify-single-word="false"/>
      <style:text-properties officeooo:paragraph-rsid="002080f7"/>
    </style:style>
    <style:style style:name="T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1d0882"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e8bb3"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16" style:family="text">
      <style:text-properties fo:font-variant="normal" fo:text-transform="none" fo:color="#000000" style:font-name="Arial" fo:font-size="12pt" fo:letter-spacing="normal" fo:font-style="normal" fo:font-weight="normal" officeooo:rsid="00153c4e" style:font-size-asian="10.5pt" style:font-weight-asian="normal" style:font-size-complex="10.5pt" style:font-weight-complex="normal"/>
    </style:style>
    <style:style style:name="T17" style:family="text">
      <style:text-properties fo:font-variant="normal" fo:text-transform="none" fo:color="#000000" style:font-name="Arial" fo:font-size="12pt" fo:letter-spacing="normal" fo:font-style="normal" fo:font-weight="normal" officeooo:rsid="00171f6a" style:font-size-asian="10.5pt" style:font-weight-asian="normal" style:font-size-complex="10.5pt" style:font-weight-complex="normal"/>
    </style:style>
    <style:style style:name="T18"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26"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27"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28"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29"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30" style:family="text">
      <style:text-properties fo:font-variant="normal" fo:text-transform="none" fo:color="#000000" style:font-name="Arial" fo:font-size="12pt" fo:letter-spacing="normal" fo:font-style="normal" fo:font-weight="normal" officeooo:rsid="002fa2a7" style:font-size-asian="10.5pt" style:font-weight-asian="normal" style:font-size-complex="12pt" style:font-weight-complex="normal"/>
    </style:style>
    <style:style style:name="T31"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32"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33"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34" style:family="text">
      <style:text-properties fo:font-variant="normal" fo:text-transform="none" fo:color="#000000" style:font-name="Arial" fo:font-size="12pt" fo:letter-spacing="normal" fo:font-weight="normal" officeooo:rsid="00123b96" style:font-size-asian="12pt" style:font-weight-asian="normal" style:font-size-complex="12pt" style:font-weight-complex="normal"/>
    </style:style>
    <style:style style:name="T35"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36"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37" style:family="text">
      <style:text-properties fo:font-variant="normal" fo:text-transform="none" fo:color="#000000" style:font-name="Arial" fo:font-size="16pt" fo:letter-spacing="normal" fo:font-style="normal" fo:font-weight="bold" officeooo:rsid="001d0882" style:font-size-asian="16pt" style:font-weight-asian="bold" style:font-size-complex="16pt" style:font-weight-complex="bold"/>
    </style:style>
    <style:style style:name="T38" style:family="text">
      <style:text-properties fo:font-variant="normal" fo:text-transform="none" fo:color="#000000" style:font-name="Arial" fo:font-size="16pt" fo:letter-spacing="normal" fo:font-style="normal" fo:font-weight="normal" officeooo:rsid="001ba72e" style:font-size-asian="14pt" style:font-weight-asian="normal" style:font-size-complex="16pt" style:font-weight-complex="normal"/>
    </style:style>
    <style:style style:name="T39" style:family="text">
      <style:text-properties fo:font-variant="normal" fo:text-transform="none" fo:color="#000000" style:font-name="Arial" fo:font-size="14pt" fo:letter-spacing="normal" fo:font-style="normal" fo:font-weight="normal" officeooo:rsid="001f8961" style:font-size-asian="12.25pt" style:font-weight-asian="normal" style:font-size-complex="14pt" style:font-weight-complex="normal"/>
    </style:style>
    <style:style style:name="T40" style:family="text">
      <style:text-properties fo:font-variant="normal" fo:text-transform="none" fo:color="#000000" style:font-name="Arial" fo:font-size="14pt" fo:letter-spacing="normal" fo:font-style="normal" fo:font-weight="normal" officeooo:rsid="00153c4e" style:font-size-asian="14pt" style:font-weight-asian="normal" style:font-size-complex="14pt" style:font-weight-complex="normal"/>
    </style:style>
    <style:style style:name="T41" style:family="text">
      <style:text-properties fo:font-variant="normal" fo:text-transform="none" fo:color="#000000" style:font-name="Arial" fo:font-size="14pt" fo:letter-spacing="normal" fo:font-style="normal" fo:font-weight="normal" officeooo:rsid="00171f6a" style:font-size-asian="14pt" style:font-weight-asian="normal" style:font-size-complex="14pt" style:font-weight-complex="normal"/>
    </style:style>
    <style:style style:name="T42"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43" style:family="text">
      <style:text-properties fo:font-variant="normal" fo:text-transform="none" fo:color="#000000" style:font-name="Arial" fo:font-size="14pt" fo:letter-spacing="normal" fo:font-style="normal" fo:font-weight="bold" officeooo:rsid="0026158f" style:font-size-asian="14pt" style:font-weight-asian="bold" style:font-size-complex="14pt" style:font-weight-complex="bold"/>
    </style:style>
    <style:style style:name="T44"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45" style:family="text">
      <style:text-properties fo:font-variant="normal" fo:text-transform="none" fo:color="#000000" style:font-name="Arial" fo:font-size="14pt" fo:letter-spacing="normal" fo:font-style="normal" fo:font-weight="bold" officeooo:rsid="00320257" style:font-size-asian="14pt" style:font-weight-asian="bold" style:font-size-complex="14pt" style:font-weight-complex="bold"/>
    </style:style>
    <style:style style:name="T4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47" style:family="text">
      <style:text-properties fo:font-variant="normal" fo:text-transform="none" fo:color="#000000" style:font-name="Arial" fo:font-size="14pt" fo:letter-spacing="normal" fo:font-style="normal" officeooo:rsid="001f8961" style:font-size-asian="12.25pt" style:font-size-complex="14pt"/>
    </style:style>
    <style:style style:name="T48" style:family="text">
      <style:text-properties style:font-name="Arial" fo:font-size="12pt" style:font-size-asian="12pt" style:font-size-complex="12pt"/>
    </style:style>
    <style:style style:name="T49" style:family="text">
      <style:text-properties style:font-name="Arial" fo:font-size="12pt" officeooo:rsid="000f565a" style:font-size-asian="12pt" style:font-size-complex="12pt"/>
    </style:style>
    <style:style style:name="T50" style:family="text">
      <style:text-properties officeooo:rsid="001d0882"/>
    </style:style>
    <style:style style:name="T51" style:family="text">
      <style:text-properties officeooo:rsid="00320257"/>
    </style:style>
    <style:style style:name="T52" style:family="text">
      <style:text-properties officeooo:rsid="003847b0"/>
    </style:style>
    <style:style style:name="T53" style:family="text">
      <style:text-properties officeooo:rsid="0039f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S</text:p>
      <text:p text:style-name="P1"><text:span text:style-name="T48"><text:tab/></text:span><text:span text:style-name="T49">A parte visual do software será desenvolvida em CSS(</text:span><text:span text:style-name="Emphasis"><text:span text:style-name="T1">Cascading Style Sheets, </text:span></text:span><text:span text:style-name="Emphasis"><text:span text:style-name="T2">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3">formas. Segundo Pedro Rogério(2007)</text:span></text:span><text:span text:style-name="Emphasis"><text:span text:style-name="T2"> para futuras manutenções </text:span></text:span><text:span text:style-name="Emphasis"><text:span text:style-name="T3">e projetos em camadas</text:span></text:span><text:span text:style-name="Emphasis"><text:span text:style-name="T2"> é aconselhável ser utilizado </text:span></text:span><text:span text:style-name="Emphasis"><text:span text:style-name="T3">o CSS </text:span></text:span><text:span text:style-name="Emphasis"><text:span text:style-name="T2">apenas em arquivos externos.</text:span></text:span></text:p>
      <text:p text:style-name="P4"><text:span text:style-name="Emphasis"><text:span text:style-name="T2"><text:tab/></text:span></text:span><text:span text:style-name="Emphasis"><text:span text:style-name="T9">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1"><text:span text:style-name="Emphasis"><text:span text:style-name="T2"/></text:span></text:p>
      <text:p text:style-name="P2"><text:span text:style-name="Emphasis"><text:span text:style-name="T2">Fontes: </text:span></text:span></text:p>
      <text:p text:style-name="P2"><text:a xlink:type="simple" xlink:href="http://www.w3schools.com/css/css_howto.asp" text:style-name="Internet_20_link"><text:span text:style-name="Emphasis">http://www.w3schools.com/css/css_howto.asp</text:span></text:a><text:span text:style-name="Emphasis"><text:span text:style-name="T2"> 30/10 13:50</text:span></text:span></text:p>
      <text:p text:style-name="P2"><text:a xlink:type="simple" xlink:href="http://www.pinceladasdaweb.com.br/blog/2007/10/08/css-tip-as-3-formas-de-inserir-css-em-uma-pagina-web/" text:style-name="Internet_20_link"><text:span text:style-name="Emphasis">http://www.pinceladasdaweb.com.br/blog/2007/10/08/css-tip-as-3-formas-de-inserir-css-em-uma-pagina-web/</text:span></text:a><text:span text:style-name="Emphasis"><text:span text:style-name="T3"> 30/10 14:00</text:span></text:span></text:p>
      <text:p text:style-name="P2"><text:span text:style-name="Emphasis"><text:span text:style-name="T3"/></text:span></text:p>
      <text:p text:style-name="P15"><text:span text:style-name="Emphasis"><text:span text:style-name="T36">MVC</text:span></text:span></text:p>
      <text:p text:style-name="P3"><text:span text:style-name="Emphasis"><text:span text:style-name="T3"><text:tab/>O padrão de programação MVC(Modelo Visão e Controle) divide a programação do <text:s/>software em 3 partes, o modelo, a visão e o controle.</text:span></text:span></text:p>
      <text:p text:style-name="P3"><text:span text:style-name="Emphasis"><text:span text:style-name="T3"><text:tab/> A visão é a parte que interage com o usuário, </text:span></text:span><text:span text:style-name="Emphasis"><text:span text:style-name="T4">recebe informações do usuário e fornece-as para o controlador, que executa a parte lógica do projeto apartir das informações vindas da visão e do modelo, sempre seguindo o plano de negócio da empresa. O modelo é a ponte entre o controle e aplicações externas, como o banco de dados.</text:span></text:span></text:p>
      <text:p text:style-name="P2"><text:span text:style-name="Emphasis"><text:span text:style-name="T4"><text:tab/>Por exemplo. O usuário tenta efetuar o login. Após preencher um campo com o e-mail e outro com a senha ele clica em um botão escrito 'Entrar', toda essa parte est</text:span></text:span><text:span text:style-name="Emphasis"><text:span text:style-name="T15">á</text:span></text:span><text:span text:style-name="Emphasis"><text:span text:style-name="T4">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ao modelo</text:span></text:span><text:span text:style-name="Emphasis"><text:span text:style-name="T4"> uma determinada ação </text:span></text:span><text:span text:style-name="Emphasis"><text:span text:style-name="T5">que ira retornar outros dados para o controle, este ira definir se o login é valido ou não e informar para a visão se o usuário pode ou não ter acesso </text:span></text:span><text:span text:style-name="Emphasis"><text:span text:style-name="T10">a</text:span></text:span><text:span text:style-name="Emphasis"><text:span text:style-name="T5">o projeto, caso tenha transferi-lo para outra parte da aplicação ou informá-lo que o e-mail ou senha estão inválidos.</text:span></text:span></text:p>
      <text:p text:style-name="P3"><text:span text:style-name="Emphasis"><text:span text:style-name="T5"><text:tab/>Ela é aconselhável por facilitar a manutenção, o teste, a atualização do sistema e o desenvolvimento paralelo de qualquer umas das 3 partes.</text:span></text:span></text:p>
      <text:p text:style-name="P3"><text:span text:style-name="Emphasis"><text:span text:style-name="T5"/></text:span></text:p>
      <text:p text:style-name="P3"><text:span text:style-name="Emphasis"><text:span text:style-name="T5">Fontes:</text:span></text:span></text:p>
      <text:p text:style-name="P3"><text:a xlink:type="simple" xlink:href="http://www.macoratti.net/vbn_mvc.htm" text:style-name="Internet_20_link"><text:span text:style-name="Emphasis">http://www.macoratti.net/vbn_mvc.htm</text:span></text:a><text:span text:style-name="Emphasis"><text:span text:style-name="T5"> 30/10 14:10</text:span></text:span></text:p>
      <text:p text:style-name="P16"><text:span text:style-name="Emphasis"><text:span text:style-name="T38">W3C</text:span></text:span></text:p>
      <text:p text:style-name="P5"><text:span text:style-name="Emphasis"><text:span text:style-name="T35"><text:tab/></text:span></text:span><text:span text:style-name="Emphasis"><text:span text:style-name="T8">O W3C(World Wide Web, do inglês Rede Mundial de Computadores) é uma organização mundial que conta com uma equipe em tempo integral e o publico, </text:span></text:span><text:span text:style-name="Emphasis"><text:span text:style-name="T13">desenvolvedores,</text:span></text:span><text:span text:style-name="Emphasis"><text:span text:style-name="T8"> para desenvolverem padrões para a internet. O líder da organização é Tim Berners-Lee (inventor da internet) e Jeffrey Jaffe.</text:span></text:span></text:p>
      <text:p text:style-name="P5"><text:span text:style-name="Emphasis"><text:span text:style-name="T8"><text:tab/>Segundo o próprio W3C:</text:span></text:span></text:p>
      <text:p text:style-name="P16"><text:span text:style-name="Emphasis"><text:span text:style-name="T35">“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Emphasis"><text:span text:style-name="T16">“</text:span></text:span></text:p>
      <text:p text:style-name="P5"><text:span text:style-name="Emphasis"><text:span text:style-name="T17"/></text:span></text:p>
      <text:p text:style-name="P5"><text:soft-page-break/><text:span text:style-name="Emphasis"><text:span text:style-name="T17">Fontes:</text:span></text:span></text:p>
      <text:p text:style-name="P5"><text:a xlink:type="simple" xlink:href="http://www.w3.org/" text:style-name="Internet_20_link"><text:span text:style-name="Emphasis">http://www.w3.org/</text:span></text:a><text:span text:style-name="Emphasis"><text:span text:style-name="T17"> 30/10 15:20</text:span></text:span></text:p>
      <text:p text:style-name="P5"><text:a xlink:type="simple" xlink:href="http://www.w3c.br/Sobre" text:style-name="Internet_20_link"><text:span text:style-name="Emphasis">http://www.w3c.br/Sobre</text:span></text:a><text:span text:style-name="Emphasis"><text:span text:style-name="T17"> 30/10 15:30</text:span></text:span></text:p>
      <text:p text:style-name="P5"><text:a xlink:type="simple" xlink:href="http://www.w3c.br/Padroes" text:style-name="Internet_20_link"><text:span text:style-name="Emphasis"><text:span text:style-name="T34">http://www.w3c.br/Padroes</text:span></text:span></text:a><text:span text:style-name="Emphasis"><text:span text:style-name="T17"> 30/10 15:45</text:span></text:span></text:p>
      <text:p text:style-name="P3"><text:span text:style-name="Emphasis"><text:span text:style-name="T5"/></text:span></text:p>
      <text:p text:style-name="P15"><text:span text:style-name="Emphasis"><text:span text:style-name="T36"/></text:span></text:p>
      <text:p text:style-name="P14"><text:span text:style-name="Emphasis"><text:span text:style-name="T37">MySQL</text:span></text:span></text:p>
      <text:p text:style-name="P1"><text:span text:style-name="Emphasis"><text:span text:style-name="T7"><text:tab/>As informações serão armazenadas em um banco de dados.Segundo Marcelo Abib </text:span></text:span><text:span text:style-name="T1">Cardoso,2009, “Banco de dados é um sistema de armazenamento de dados, ou seja, um</text:span></text:p>
      <text:p text:style-name="P22">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50">o.</text:span></text:p>
      <text:p text:style-name="P22"><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22"><text:tab/>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p>
      <text:p text:style-name="P22"/>
      <text:p text:style-name="P17"><text:span text:style-name="Emphasis"><text:span text:style-name="T40"/></text:span></text:p>
      <text:p text:style-name="P18"><text:span text:style-name="Emphasis"><text:span text:style-name="T36">HTML5</text:span></text:span></text:p>
      <text:p text:style-name="P6"><text:span text:style-name="Emphasis"><text:span text:style-name="T5"><text:tab/></text:span></text:span><text:span text:style-name="Emphasis"><text:span text:style-name="T6">HTML5(Hypertext Markup Language 5, do inglês linguagem de marcação de hipertexto 5) é a quinta verão da linguagem HTML</text:span></text:span><text:span text:style-name="Emphasis"><text:span text:style-name="T7"> O grupo W3C define 3 pilares para a internet, um deles é uma linguagem de hipertexto para facilitar a navegação entre fonte de informação, atualmente o HTML5 é essa linguagem.</text:span></text:span></text:p>
      <text:p text:style-name="P6"><text:span text:style-name="Emphasis"><text:span text:style-name="T7"><text:tab/></text:span></text:span><text:span text:style-name="Emphasis"><text:span text:style-name="T11">O</text:span></text:span><text:span text:style-name="Emphasis"><text:span text:style-name="T12">s</text:span></text:span><text:span text:style-name="Emphasis"><text:span text:style-name="T11"> hipertexto</text:span></text:span><text:span text:style-name="Emphasis"><text:span text:style-name="T1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 </text:span></text:span></text:p>
      <text:p text:style-name="P6"><text:span text:style-name="Emphasis"><text:span text:style-name="T7"/></text:span></text:p>
      <text:p text:style-name="P6"><text:span text:style-name="Emphasis"><text:span text:style-name="T7">Fontes:</text:span></text:span></text:p>
      <text:p text:style-name="P6"><text:a xlink:type="simple" xlink:href="http://www.w3c.br/cursos/html5/conteudo/capitulo1.html" text:style-name="Internet_20_link"><text:span text:style-name="Emphasis">http://www.w3c.br/cursos/html5/conteudo/capitulo1.html</text:span></text:a><text:span text:style-name="Emphasis"><text:span text:style-name="T7"> 30/10 15:00</text:span></text:span></text:p>
      <text:p text:style-name="P6"><text:span text:style-name="Emphasis"><text:span text:style-name="T41"/></text:span></text:p>
      <text:p text:style-name="P18"><text:span text:style-name="Emphasis"><text:span text:style-name="T46">JavaScript</text:span></text:span></text:p>
      <text:p text:style-name="P6"><text:span text:style-name="Emphasis"><text:span text:style-name="T18"><text:tab/>JavaScrip é uma linguagem dinâmica e orientada a objeto criado por Brendan Eich em 1995 como uma linguagem script client-side(do inglês, script ao lado do cliente</text:span></text:span><text:span text:style-name="Emphasis"><text:span text:style-name="T21">)</text:span></text:span><text:span text:style-name="Emphasis"><text:span text:style-name="T18">.</text:span></text:span></text:p>
      <text:p text:style-name="P6"><text:span text:style-name="Emphasis"><text:span text:style-name="T18"><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21"> Pode ser escrito junto ao HTML diferenciando por meio das tags “&lt;script&gt;” para iniciar o código em JavaScript e “&lt;\script&gt;” para </text:span></text:span><text:span text:style-name="Emphasis"><text:span text:style-name="T22">finalizá-lo.</text:span></text:span></text:p>
      <text:p text:style-name="P6"><text:span text:style-name="Emphasis"><text:span text:style-name="T18"/></text:span></text:p>
      <text:p text:style-name="P6"><text:soft-page-break/><text:span text:style-name="Emphasis"><text:span text:style-name="T18">Fontes:</text:span></text:span></text:p>
      <text:p text:style-name="P6"><text:a xlink:type="simple" xlink:href="http://www.significados.com.br/javascript/" text:style-name="Internet_20_link"><text:span text:style-name="Emphasis">http://www.significados.com.br/javascript/</text:span></text:a><text:span text:style-name="Emphasis"><text:span text:style-name="T18"> 11/11 14:00</text:span></text:span></text:p>
      <text:p text:style-name="P6"><text:a xlink:type="simple" xlink:href="http://www.criarweb.com/artigos/184.php" text:style-name="Internet_20_link"><text:span text:style-name="Emphasis">http://www.criarweb.com/artigos/184.php</text:span></text:a><text:span text:style-name="Emphasis"><text:span text:style-name="T18"> 11/11 14:05</text:span></text:span></text:p>
      <text:p text:style-name="P37"><text:span text:style-name="Emphasis"><text:span text:style-name="T42">PHP </text:span></text:span><text:span text:style-name="Emphasis"><text:span text:style-name="T44">e APACHE</text:span></text:span></text:p>
      <text:p text:style-name="P32"><text:span text:style-name="Emphasis"><text:span text:style-name="T19"><text:tab/>PHP(</text:span></text:span><text:span text:style-name="Emphasis"><text:span text:style-name="T6">Hypertext </text:span></text:span><text:span text:style-name="Emphasis"><text:span text:style-name="T14">Preprocessor do inglês, hipertexto preprocessado</text:span></text:span><text:span text:style-name="Emphasis"><text:span text:style-name="T19">) criado por Rasmus Lerdorf em 1995, é uma linguagem script executada </text:span></text:span><text:span text:style-name="Emphasis"><text:span text:style-name="T20">por um servidor.</text:span></text:span></text:p>
      <text:p text:style-name="P32"><text:span text:style-name="Emphasis"><text:span text:style-name="T20"><text:tab/>Diferente do Java</text:span></text:span><text:span text:style-name="Emphasis"><text:span text:style-name="T21">S</text:span></text:span><text:span text:style-name="Emphasis"><text:span text:style-name="T20">cript o PHP é utilizado geralmente para programação ao lado do servidor. </text:span></text:span><text:span text:style-name="Emphasis"><text:span text:style-name="T23">Além disso o PHP pode ser trabalhado tanto em programação orientada a objeto, como em programação estrutural ou até mesmo em uma mistura dos dois. E não está limitado apenas a gerar apenas HTM</text:span></text:span><text:span text:style-name="Emphasis"><text:span text:style-name="T29">L</text:span></text:span><text:span text:style-name="Emphasis"><text:span text:style-name="T23">, com o PHP também é possível gerar imagens, PDF e animações em Flash. </text:span></text:span></text:p>
      <text:p text:style-name="P33"><text:span text:style-name="Emphasis"><text:span text:style-name="T23"><text:tab/>Sua principal vantagem está na enorme lista de banco de dados com o qual o PHP tem suporte, como por exemplo MySQL, SQLite, Oracle, etc.</text:span></text:span></text:p>
      <text:p text:style-name="P34"><text:span text:style-name="Emphasis"><text:span text:style-name="T23"><text:tab/></text:span></text:span><text:span text:style-name="Emphasis"><text:span text:style-name="T27">O servidor </text:span></text:span><text:span text:style-name="Emphasis"><text:span text:style-name="T28">utilizado</text:span></text:span><text:span text:style-name="Emphasis"><text:span text:style-name="T27"> ser</text:span></text:span><text:span text:style-name="Emphasis"><text:span text:style-name="T32">á</text:span></text:span><text:span text:style-name="Emphasis"><text:span text:style-name="T27"> o APACHE, que é de longe o servidor mais utilizado no mundo, diversas pesquisas já compravam isso, como a feita em 2009 pela Netcraft, segundo ela mais de 65% de todos os sites rodavam no servidor APACHE.</text:span></text:span></text:p>
      <text:p text:style-name="P12"><text:span text:style-name="Emphasis"><text:span text:style-name="T27"><text:tab/>O APACHE após receber um </text:span></text:span><text:span text:style-name="Emphasis"><text:span text:style-name="T29">código em PHP executa um interpretador de PHP que ira processar todas as informações, como acesso ao banco de dados ou a outros arquivos e então retornar o código em HTML correspondente para apresentar a p</text:span></text:span><text:span text:style-name="Emphasis"><text:span text:style-name="T33">á</text:span></text:span><text:span text:style-name="Emphasis"><text:span text:style-name="T29">gina descrita <text:s/>em PHP para o APACHE que então ira enviar para o navegador o código HTML pronto para então o navegador poder executá-lo em gerar a p</text:span></text:span><text:span text:style-name="Emphasis"><text:span text:style-name="T33">á</text:span></text:span><text:span text:style-name="Emphasis"><text:span text:style-name="T29">gina.</text:span></text:span></text:p>
      <text:p text:style-name="P12"><text:span text:style-name="Emphasis"><text:span text:style-name="T27"><text:tab/></text:span></text:span><text:span text:style-name="Emphasis"><text:span text:style-name="T31">Para utiliz</text:span></text:span><text:span text:style-name="Emphasis"><text:span text:style-name="T27">ar o APACHE ser</text:span></text:span><text:span text:style-name="Emphasis"><text:span text:style-name="T33">á</text:span></text:span><text:span text:style-name="Emphasis"><text:span text:style-name="T27"> instalado o XAMPP, rodando em sistema Windows, ou LAMP rodando em sistema Li</text:span></text:span><text:span text:style-name="Emphasis"><text:span text:style-name="T31">nux,</text:span></text:span><text:span text:style-name="Emphasis"><text:span text:style-name="T27"> com os prin</text:span></text:span><text:span text:style-name="Emphasis"><text:span text:style-name="T31">cipais servidores de código aberto do mercado, como o APACHE para PHP e MySQL para banco de dados. Sua interfase é muito simples, por</text:span></text:span><text:span text:style-name="Emphasis"><text:span text:style-name="T33">é</text:span></text:span><text:span text:style-name="Emphasis"><text:span text:style-name="T31">m pratica e rápida e sem necessidade de se instalar, apenas deve ser descompactado e est</text:span></text:span><text:span text:style-name="Emphasis"><text:span text:style-name="T33">á</text:span></text:span><text:span text:style-name="Emphasis"><text:span text:style-name="T31"> pronto para ser usado.<text:tab/></text:span></text:span><text:span text:style-name="Emphasis"><text:span text:style-name="T27"><text:line-break/></text:span></text:span></text:p>
      <text:p text:style-name="P7"><text:span text:style-name="Emphasis"><text:span text:style-name="T22"/></text:span></text:p>
      <text:p text:style-name="P7"><text:span text:style-name="Emphasis"><text:span text:style-name="T22">Fontes:</text:span></text:span></text:p>
      <text:p text:style-name="P7"><text:a xlink:type="simple" xlink:href="http://php.net/manual/pt_BR/intro-whatis.php" text:style-name="Internet_20_link"><text:span text:style-name="Emphasis">http://php.net/manual/pt_BR/intro-whatis.php</text:span></text:a><text:span text:style-name="Emphasis"><text:span text:style-name="T22"> 11/11 14:20</text:span></text:span></text:p>
      <text:p text:style-name="P8"><text:a xlink:type="simple" xlink:href="http://php.net/manual/pt_BR/intro-whatcando.php" text:style-name="Internet_20_link"><text:span text:style-name="Emphasis">http://php.net/manual/pt_BR/intro-whatcando.php</text:span></text:a><text:span text:style-name="Emphasis"><text:span text:style-name="T23"> 11/11 15:43</text:span></text:span></text:p>
      <text:p text:style-name="P11"><text:a xlink:type="simple" xlink:href="http://softwarelivre.org/php/servidor-web-apache" text:style-name="Internet_20_link"><text:span text:style-name="Emphasis">http://softwarelivre.org/php/servidor-web-apache</text:span></text:a><text:span text:style-name="Emphasis"><text:span text:style-name="T30"> 11/11 23:15</text:span></text:span></text:p>
      <text:p text:style-name="P12"><text:a xlink:type="simple" xlink:href="http://httpd.apache.org/" text:style-name="Internet_20_link"><text:span text:style-name="Emphasis">http://httpd.apache.org/</text:span></text:a><text:span text:style-name="Emphasis"><text:span text:style-name="T31"> </text:span></text:span><text:span text:style-name="Emphasis"><text:span text:style-name="T30">11/11 23:1</text:span></text:span><text:span text:style-name="Emphasis"><text:span text:style-name="T31">0</text:span></text:span></text:p>
      <text:p text:style-name="P12"><text:a xlink:type="simple" xlink:href="http://www.techtudo.com.br/dicas-e-tutoriais/noticia/2012/02/o-que-e-xampp-e-para-que-serve.html" text:style-name="Internet_20_link"><text:span text:style-name="Emphasis">http://www.techtudo.com.br/dicas-e-tutoriais/noticia/2012/02/o-que-e-xampp-e-para-que-serve.html</text:span></text:a><text:span text:style-name="Emphasis"><text:span text:style-name="T31"> 13/12 00:12</text:span></text:span></text:p>
      <text:p text:style-name="P8"><text:span text:style-name="Emphasis"><text:span text:style-name="T23"/></text:span></text:p>
      <text:p text:style-name="P19"><text:span text:style-name="Emphasis"><text:span text:style-name="T43">Frameworks</text:span></text:span></text:p>
      <text:p text:style-name="P9"><text:span text:style-name="Emphasis"><text:span text:style-name="T24"/></text:span></text:p>
      <text:p text:style-name="P7"><text:span text:style-name="Emphasis"><text:span text:style-name="T22"><text:tab/></text:span></text:span><text:span text:style-name="Emphasis"><text:span text:style-name="T24">O principal foco da programação orientada a objeto é o reúso de códigos. </text:span></text:span><text:span text:style-name="Emphasis"><text:span text:style-name="T26">A</text:span></text:span><text:span text:style-name="Emphasis"><text:span text:style-name="T24">s frameworks são códigos já feitos para solucionar um grupo de </text:span></text:span><text:span text:style-name="Emphasis"><text:span text:style-name="T26">requisitos</text:span></text:span><text:span text:style-name="Emphasis"><text:span text:style-name="T24"> </text:span></text:span><text:span text:style-name="Emphasis"><text:span text:style-name="T26">de</text:span></text:span><text:span text:style-name="Emphasis"><text:span text:style-name="T24"> diversos softwares </text:span></text:span><text:span text:style-name="Emphasis"><text:span text:style-name="T26">diferentes</text:span></text:span><text:span text:style-name="Emphasis"><text:span text:style-name="T24">. Mas não só resolver, </text:span></text:span><text:span text:style-name="Emphasis"><text:span text:style-name="T25">as frameworks também padronizam o projeto, dizendo </text:span></text:span><text:span text:style-name="Emphasis"><text:span text:style-name="T26">qual a forma apropriada para aquela situação.</text:span></text:span></text:p>
      <text:p text:style-name="P7"><text:span text:style-name="Emphasis"><text:span text:style-name="T26"/></text:span></text:p>
      <text:p text:style-name="P10"><text:span text:style-name="Emphasis"><text:span text:style-name="T26">Fontes:</text:span></text:span></text:p>
      <text:p text:style-name="P10"><text:a xlink:type="simple" xlink:href="http://www.maxwell.vrac.puc-rio.br/8623/8623_3.PDF" text:style-name="Internet_20_link"><text:span text:style-name="Emphasis">http://www.maxwell.vrac.puc-rio.br/8623/8623_3.PDF</text:span></text:a><text:span text:style-name="Emphasis"><text:span text:style-name="T26"> 11/11 16:00</text:span></text:span></text:p>
      <text:p text:style-name="P10"/>
      <text:p text:style-name="P20"><text:span text:style-name="Emphasis"><text:span text:style-name="T43"><text:s/></text:span></text:span><text:span text:style-name="Emphasis"><text:span text:style-name="T45">NetBeans</text:span></text:span></text:p>
      <text:p text:style-name="P23"/>
      <text:p text:style-name="P26"><text:tab/>Segundo o site do mesmo:</text:p>
      <text:p text:style-name="P23">“O <text:span text:style-name="T51">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4"><text:soft-page-break/><text:tab/><text:span text:style-name="T51">O principal motivo para utilizar o Netbeans para o projeto est</text:span><text:span text:style-name="T52">á</text:span><text:span text:style-name="T51"> na constante atualização de seu sistema e pela padronização oferecida, como comentado no site do mesmo:</text:span></text:p>
      <text:p text:style-name="P31">“Com seu Editor Java em constante aprimoramento, muitas funcionalidades avançadas e uma extensa linha de ferramentas, modelos e exemplos, o NetBeans IDE define o padrão de desenvolvimento com suas tecnologias inovadoras. ”</text:p>
      <text:p text:style-name="P29"><text:tab/><text:span text:style-name="T51">Ainda pelo site do NetBeans é possível ter uma noção melhor da real utilização pr</text:span><text:span text:style-name="T53">á</text:span><text:span text:style-name="T51">tica desse IDE e da possibilidade de adapt</text:span><text:span text:style-name="T53">á</text:span><text:span text:style-name="T51">-lo:</text:span></text:p>
      <text:p text:style-name="P31">“Um IDE é muito mais que um editor de texto. O Editor do NetBeans recua linhas, associa palavras e colchetes e realça códigos-fonte sintática e semanticamente. Ele também fornece modelos de código, dicas de codificação e ferramentas de refatoração. <text:line-break/>O editor suporta várias linguagens, incluindo Java, C/C++, XML, HTML, PHP, Groovy, Javadoc, JavaScript e JSP. Como o editor é extensível, você pode adicionar suporte para muitas outras linguagens. ”</text:p>
      <text:p text:style-name="P25"><text:tab/><text:span text:style-name="T51">Além de tudo já citado acima, o NetBeans ainda ajuda na organização do código fonte, de forma que para futuras alterações no código figuem mais simples e rápidas.</text:span></text:p>
      <text:p text:style-name="P13"/>
      <text:p text:style-name="P27"><text:s/></text:p>
      <text:p text:style-name="P28">Fontes:</text:p>
      <text:p text:style-name="P28"><text:a xlink:type="simple" xlink:href="https://netbeans.org/index_pt_PT.html" text:style-name="Internet_20_link">https://netbeans.org/index_pt_PT.html</text:a> 13/11 00:30</text:p>
      <text:p text:style-name="P28"><text:a xlink:type="simple" xlink:href="https://netbeans.org/features/index_pt_BR.html" text:style-name="Internet_20_link">https://netbeans.org/features/index_pt_BR.html</text:a> 13/11 00:40</text:p>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40:47.788000000</meta:creation-date>
    <dc:date>2014-11-13T02:41:02.29</dc:date>
    <meta:editing-duration>PT5H47M30S</meta:editing-duration>
    <meta:editing-cycles>21</meta:editing-cycles>
    <meta:generator>LibreOffice/4.0.2.2$Windows_x86 LibreOffice_project/4c82dcdd6efcd48b1d8bba66bfe1989deee49c3</meta:generator>
    <meta:document-statistic meta:table-count="0" meta:image-count="0" meta:object-count="0" meta:page-count="4" meta:paragraph-count="66" meta:word-count="1535" meta:character-count="10038" meta:non-whitespace-character-count="8529"/>
  </office:meta>
</office:document-meta>
</file>